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82cm" draw:z-index="0"><draw:image xlink:href="../../odt/images/007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Нижний или верхний предел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349cm" draw:z-index="0"><draw:image xlink:href="../../odt/images/007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3">запоминает</text:span><text:span text:style-name="T2"> и выдает на выходной порт </text:span><text:span text:style-name="T3">экстремальное</text:span><text:span text:style-name="T2"> (минимальное или максимальное) значение входного сигнала (или экстремальные значения в векторе входных сигналов), зафиксированное (</text:span><text:span text:style-name="T4">-</text:span><text:span text:style-name="T2">ые) в процессе моделирования на данный момент времени</text:span><text:span text:style-name="T4">.</text:span></text:p>
            <text:p text:style-name="Text_20_body">Алгоритм блока при вычислении максимума:</text:p>
            <text:p text:style-name="P4"><draw:frame draw:style-name="fr3" draw:name="Object2" text:anchor-type="as-char" svg:width="8.818cm" svg:height="1.393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<text:p text:style-name="Text_20_body"><text:span text:style-name="T4">Алгоритм блока при вычислении м</text:span><text:span text:style-name="T2">инимума</text:span><text:span text:style-name="T4">:</text:span></text:p>
            <text:p text:style-name="P4"><draw:frame draw:style-name="fr3" draw:name="Object1" text:anchor-type="as-char" svg:width="8.818cm" svg:height="1.39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Text_20_body">где<draw:frame draw:style-name="fr3" draw:name="Object3" text:anchor-type="as-char" svg:width="1.055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 – вектор входных сигналов,<draw:frame draw:style-name="fr3" draw:name="Object4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– вектор выходных сигналов.</text:p>
            <text:p text:style-name="Text_20_body"><text:span text:style-name="T5">Свойство</text:span>:</text:p>
            <text:list xml:id="list4721282206303059860" text:style-name="L1">
              <text:list-item>
                <text:p text:style-name="P5">Тип операции – вычисление минимума сигнала или максимума сигнала.</text:p>
              </text:list-item>
            </text:list>
            <text:p text:style-name="Text_20_body"><text:span text:style-name="T6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«Мультиплексор»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ижний или верхний предел</dc:title>
    <dc:date>2012-03-30T15:51:13.18</dc:date>
    <meta:generator>OpenOffice_Beta/4.1.0$Win32 OpenOffice.org_project/410m14$Build-9760</meta:generator>
    <meta:editing-duration>PT2H6M</meta:editing-duration>
    <meta:editing-cycles>63</meta:editing-cycles>
    <meta:document-statistic meta:table-count="1" meta:image-count="2" meta:object-count="4" meta:page-count="1" meta:paragraph-count="15" meta:word-count="93" meta:character-count="686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y</mi>
                      <mi>i</mi>
                    </msub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</mtable>
          </mrow>
        </mrow>
      </mrow>
    </mrow>
    <annotation encoding="StarMath 5.0">y_i(t) = left lbrace stack{
alignl u_i(t), ~ если ~ u_i(t) &lt; y_i(t-%DELTA t)  #
alignl y_i(t-%DELTA t), ~ если ~  u_i(t) &gt;= y_i(t-%DELTA t)  }
right none
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y</mi>
                      <mi>i</mi>
                    </msub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</mtable>
          </mrow>
        </mrow>
      </mrow>
    </mrow>
    <annotation encoding="StarMath 5.0">y_i(t) = left lbrace stack{
alignl u_i(t), ~ если ~ u_i(t) &gt; y_i(t-%DELTA t)  #
alignl y_i(t-%DELTA t), ~ если ~  u_i(t) &lt;= y_i(t-%DELTA t)  }
right none
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